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3.1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planning et le classement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 valider une idée », « supprimer une idée », « consulter ses scores » et « s'inscrire à une séance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e sponsoring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Don Entreprise supérieur au seuil », « Voter pour une idée », « Regarder un flux vidéo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30M00S" calcext:value-type="time">
            <text:p>3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diffusion de flux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escription textuelle de « Transmettre un vidéo en live », « Gérer les séances », « Consulter la boîte à Idée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8" office:value-type="time" office:time-value="PT03H10M00S" calcext:value-type="time">
            <text:p>3:1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4">
          <table:table-cell table:style-name="ce6" office:value-type="string" calcext:value-type="string">
            <text:p>Commentaire hiérarchisation concernant la boîte à idées</text:p>
          </table:table-cell>
          <table:table-cell table:style-name="ce10" office:value-type="date" office:date-value="2015-11-05" calcext:value-type="date">
            <text:p>05/11/2015</text:p>
          </table:table-cell>
          <table:table-cell table:style-name="ce17" office:value-type="time" office:time-value="PT00H15M00S" calcext:value-type="time">
            <text:p>0: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4">
          <table:table-cell table:style-name="ce3" office:value-type="string" calcext:value-type="string">
            <text:p>Description textuelle de « se connecter », « s'inscrire », et « acheter des crédits »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" table:style-name="ce18" office:value-type="time" office:time-value="PT01H00M00S" calcext:value-type="time">
            <text:p>1:0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Correction collective des travaux individuels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1H30M00S" calcext:value-type="time">
            <text:p>1:30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des Descriptions textuelles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Mise en forme des Cas d'Utilisation</text:p>
          </table:table-cell>
          <table:table-cell table:style-name="ce10" office:value-type="date" office:date-value="2015-11-06" calcext:value-type="date">
            <text:p>06/11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3" office:value-type="string" calcext:value-type="string">
            <text:p>Mise en forme avant second rendu</text:p>
          </table:table-cell>
          <table:table-cell table:style-name="ce9" office:value-type="date" office:date-value="2015-11-06" calcext:value-type="date">
            <text:p>06/11/2015</text:p>
          </table:table-cell>
          <table:table-cell table:style-name="ce18" office:value-type="time" office:time-value="PT02H30M00S" calcext:value-type="time">
            <text:p>2:30</text:p>
          </table:table-cell>
          <table:table-cell table:style-name="ce18" office:value-type="time" office:time-value="PT03H00M00S" calcext:value-type="time">
            <text:p>3:0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date" office:date-value="2015-11-06" calcext:value-type="date">
            <text:p>06/11/2015</text:p>
          </table:table-cell>
          <table:table-cell table:number-columns-repeated="246"/>
        </table:table-row>
        <table:table-row table:style-name="ro6">
          <table:table-cell table:style-name="ce6" office:value-type="string" calcext:value-type="string">
            <text:p>Correction après second rendu</text:p>
          </table:table-cell>
          <table:table-cell table:style-name="ce10" office:value-type="date" office:date-value="2015-11-27" calcext:value-type="date">
            <text:p>27/11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1H00M00S" calcext:value-type="time">
            <text:p>1:0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date" office:date-value="2015-11-27" calcext:value-type="date">
            <text:p>27/11/2015</text:p>
          </table:table-cell>
          <table:table-cell table:number-columns-repeated="246"/>
        </table:table-row>
        <table:table-row table:style-name="ro5">
          <table:table-cell table:style-name="ce3" office:value-type="string" calcext:value-type="string">
            <text:p>diagramme de séquence de « valider une idée », « supprimer une idée », « consulter ses scores » et « s'inscrire à une séance »</text:p>
          </table:table-cell>
          <table:table-cell table:style-name="ce9" office:value-type="date" office:date-value="2015-12-03" calcext:value-type="date">
            <text:p>03/12/2015</text:p>
          </table:table-cell>
          <table:table-cell table:number-columns-repeated="2" table:style-name="ce18" office:value-type="time" office:time-value="PT02H00M00S" calcext:value-type="time">
            <text:p>2:0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date" office:date-value="2015-12-03" calcext:value-type="date">
            <text:p>03/12/2015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diagramme de séquence de « valider une idée », « supprimer une idée », « consulter ses scores » et « s'inscrire à une séance » suite</text:p>
          </table:table-cell>
          <table:table-cell table:style-name="ce10" office:value-type="date" office:date-value="2015-12-04" calcext:value-type="date">
            <text:p>04/12/2015</text:p>
          </table:table-cell>
          <table:table-cell table:style-name="ce17" office:value-type="time" office:time-value="PT02H00M00S" calcext:value-type="time">
            <text:p>2:00</text:p>
          </table:table-cell>
          <table:table-cell table:style-name="ce17" office:value-type="time" office:time-value="PT04H00M00S" calcext:value-type="time">
            <text:p>4:0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date" office:date-value="2015-12-04" calcext:value-type="date">
            <text:p>04/12/2015</text:p>
          </table:table-cell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7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7" table:number-rows-repeated="19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6" table:number-rows-repeated="3">
          <table:table-cell/>
          <table:table-cell table:style-name="Default"/>
          <table:table-cell table:number-columns-repeated="6"/>
          <table:table-cell table:style-name="Default"/>
          <table:table-cell table:number-columns-repeated="246"/>
        </table:table-row>
        <table:table-row table:style-name="ro7" table:number-rows-repeated="14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7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7" table:number-rows-repeated="1048422">
          <table:table-cell table:number-columns-repeated="255"/>
        </table:table-row>
        <table:table-row table:style-name="ro7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7:47:27.998187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17:49:55.781043021</dc:date>
    <meta:editing-duration>PT2H54M42S</meta:editing-duration>
    <meta:editing-cycles>28</meta:editing-cycles>
    <meta:generator>LibreOffice/4.2.8.2$Linux_x86 LibreOffice_project/420m0$Build-2</meta:generator>
    <dc:creator>dimitri </dc:creator>
    <meta:document-statistic meta:table-count="1" meta:cell-count="253" meta:object-count="0"/>
  </office:meta>
</office:document-meta>
</file>